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29a9" officeooo:paragraph-rsid="004429a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7b9fd" officeooo:paragraph-rsid="0047b9f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29a9" style:font-size-asian="12pt" style:font-weight-asian="bold" style:font-size-complex="12pt" style:font-weight-complex="bold"/>
    </style:style>
    <style:style style:name="T6" style:family="text">
      <style:text-properties officeooo:rsid="0045989b"/>
    </style:style>
    <style:style style:name="T7" style:family="text">
      <style:text-properties officeooo:rsid="0047056d"/>
    </style:style>
    <style:style style:name="T8" style:family="text">
      <style:text-properties officeooo:rsid="00484c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2</text:span><text:span text:style-name="T4">0</text:span><text:span text:style-name="T2">1</text:span><text:span text:style-name="T1"> - </text:span><text:span text:style-name="T5">Ground</text:span><text:span text:style-name="T3"> - </text:span><text:span text:style-name="T5">Cold Start</text:span></text:p>
      <text:p text:style-name="P1"/>
      <text:p text:style-name="P2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3">Cold Start<text:span text:style-name="T6"> -- WIP</text:span></text:p>
      <text:list xml:id="list3424917538" text:style-name="L1">
        <text:list-item>
          <text:p text:style-name="P7">Cockpit doors ... Close (RCtrl-R)</text:p>
        </text:list-item>
        <text:list-item>
          <text:p text:style-name="P7">Battery switch ... ON</text:p>
        </text:list-item>
        <text:list-item>
          <text:p text:style-name="P7">Alternator switch ... ON</text:p>
        </text:list-item>
        <text:list-item>
          <text:p text:style-name="P7">Generator switch ... ON</text:p>
        </text:list-item>
        <text:list-item>
          <text:p text:style-name="P7">AM radio switch ... ON</text:p>
        </text:list-item>
        <text:list-item>
          <text:p text:style-name="P7">NADIR mode ... VEILLE (initialize)</text:p>
        </text:list-item>
        <text:list-item>
          <text:p text:style-name="P7">Fuel Pump switch ... ON</text:p>
        </text:list-item>
        <text:list-item>
          <text:p text:style-name="P7">Wait 20 seconds for fuel pump to prime.</text:p>
        </text:list-item>
        <text:list-item>
          <text:p text:style-name="P7">Starter switch ... ON</text:p>
        </text:list-item>
        <text:list-item>
          <text:p text:style-name="P7">Wait for engine to reach idle <text:span text:style-name="T7">(25,100 RPM) </text:span>(25s).</text:p>
        </text:list-item>
        <text:list-item>
          <text:p text:style-name="P7">Rotor Brake lever ... RELEASE (full forward) (large lever on ceiling)</text:p>
        </text:list-item>
        <text:list-item>
          <text:p text:style-name="P7">Fuel Flow lever ... Slightly forward until rotor begins to rotate</text:p>
        </text:list-item>
      </text:list>
      <text:list xml:id="list3475758317" text:style-name="L2">
        <text:list-item>
          <text:list>
            <text:list-item>
              <text:p text:style-name="P8">Turbine RPM should be at about 29,000<text:span text:style-name="T8"> for this.</text:span></text:p>
            </text:list-item>
          </text:list>
        </text:list-item>
      </text:list>
      <text:list xml:id="list135536008232053" text:continue-list="list3424917538" text:style-name="L1">
        <text:list-item>
          <text:p text:style-name="P7">When rotor RPM needle matches engine RPM needle: Fuel Flow lever ... Slowly forward all the way as engine and rotor spool up.</text:p>
        </text:list-item>
        <text:list-item>
          <text:p text:style-name="P7">Pitot heat switch ... ON</text:p>
        </text:list-item>
        <text:list-item>
          <text:p text:style-name="P7">Trim switch ... ON<text:span text:style-name="T7"> (enables trim hat)</text:span></text:p>
        </text:list-item>
        <text:list-item>
          <text:p text:style-name="P7">Magnetic brake switch ... ON<text:span text:style-name="T7"> (enables stick centering trim)</text:span></text:p>
        </text:list-item>
        <text:list-item>
          <text:p text:style-name="P7">Gyro Knob ... GM (begins gyro alignment, 60s)</text:p>
        </text:list-item>
        <text:list-item>
          <text:p text:style-name="P7">Autopilot master switch ... ON</text:p>
        </text:list-item>
        <text:list-item>
          <text:p text:style-name="P7">Autopilot pitch, roll, and yaw switches ... ON</text:p>
        </text:list-item>
        <text:list-item>
          <text:p text:style-name="P7">Artificial horizon ... Uncage</text:p>
        </text:list-item>
        <text:list-item>
          <text:p text:style-name="P7">Standby artificial horizon ... Uncage</text:p>
        </text:list-item>
        <text:list-item>
          <text:p text:style-name="P7">Radar altimeter ... ON and set bug as desired</text:p>
        </text:list-item>
      </text:list>
      <text:p text:style-name="P5"/>
      <text:p text:style-name="P5">Proceed with pre-flight checks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3:55:34.305000000</dc:date>
    <meta:editing-duration>PT16H50M20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3" meta:word-count="240" meta:character-count="1218" meta:non-whitespace-character-count="1034"/>
  </office:meta>
</office:document-meta>
</file>